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174023" officeooo:paragraph-rsid="00174023"/>
    </style:style>
    <style:style style:name="P2" style:family="paragraph" style:parent-style-name="Text_20_body">
      <style:text-properties style:text-underline-style="none" officeooo:rsid="0017cc42" officeooo:paragraph-rsid="0017cc42"/>
    </style:style>
    <style:style style:name="P3" style:family="paragraph" style:parent-style-name="Text_20_body">
      <style:text-properties style:text-underline-style="none" officeooo:rsid="00192157" officeooo:paragraph-rsid="00192157"/>
    </style:style>
    <style:style style:name="P4" style:family="paragraph" style:parent-style-name="Heading_20_1">
      <style:text-properties style:text-underline-style="none"/>
    </style:style>
    <style:style style:name="T1" style:family="text">
      <style:text-properties officeooo:rsid="0017cc42"/>
    </style:style>
    <style:style style:name="T2" style:family="text">
      <style:text-properties officeooo:rsid="00192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ubbles</text:h>
      <text:p text:style-name="P1">Bubbles ist ein Wahrnehmungsexperiment, bei dem es darum geht, Bilder möglichst <text:span text:style-name="T2">genau </text:span>wiederzuerkennen. </text:p>
      <text:p text:style-name="P1">Zunächst werden Ihnen 10 Bilder und deren Namen <text:span text:style-name="T2">p</text:span>räsentiert. Nehmen Sie sich Zeit, sich die Bilder gut einzuprägen, <text:span text:style-name="T2">sie sind die Grundlage aller folgenden Teile</text:span>. <text:span text:style-name="T2">Es erfolgt ein Test, um zu prüfen, ob Sie jedem Bild seinen Namen korrekt zuordnen können. </text:span></text:p>
      <text:p text:style-name="P2">Im Experimentalteil werden die Bilder erneut Präsentiert, jedoch teilweise verdeckt. Bitte versuchen Sie so gut es geht zu erkennen, welches der bekannten 10 Bilder sich <text:span text:style-name="T2">hinter der Verdeckung </text:span>verbirgt. Je nach dem wie akkurat Sie antworten stellt das Programm die <text:span text:style-name="T2">Sc</text:span>hwierigkeit ein.</text:p>
      <text:p text:style-name="P3">Nach dem Experiment bitten wir Sie noch einmal die unverdeckten Bilder zu identifizieren. </text:p>
      <text:p text:style-name="P3">Viel Erfol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1:16:43.093000000</meta:creation-date>
    <dc:date>2016-01-04T12:02:03.886000000</dc:date>
    <meta:editing-duration>PT31M49S</meta:editing-duration>
    <meta:editing-cycles>1</meta:editing-cycles>
    <meta:document-statistic meta:table-count="0" meta:image-count="0" meta:object-count="0" meta:page-count="1" meta:paragraph-count="6" meta:word-count="112" meta:character-count="748" meta:non-whitespace-character-count="639"/>
    <meta:generator>LibreOffice/4.3.6.2$Windows_x86 LibreOffice_project/d50a87b2e514536ed401c18000dad4660b6a169e</meta:generator>
  </office:meta>
</office:document-meta>
</file>